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1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9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31">
            <text:p>5031</text:p>
          </table:table-cell>
          <table:table-cell office:value-type="float" office:value="10031">
            <text:p>10031</text:p>
          </table:table-cell>
          <table:table-cell office:value-type="float" office:value="15031">
            <text:p>15031</text:p>
          </table:table-cell>
          <table:table-cell office:value-type="float" office:value="20031">
            <text:p>20031</text:p>
          </table:table-cell>
          <table:table-cell office:value-type="float" office:value="25000">
            <text:p>25000</text:p>
          </table:table-cell>
          <table:table-cell office:value-type="float" office:value="30016">
            <text:p>30016</text:p>
          </table:table-cell>
          <table:table-cell office:value-type="float" office:value="35016">
            <text:p>35016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16">
            <text:p>50016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16">
            <text:p>65016</text:p>
          </table:table-cell>
          <table:table-cell office:value-type="float" office:value="70000">
            <text:p>70000</text:p>
          </table:table-cell>
          <table:table-cell office:value-type="float" office:value="75016">
            <text:p>75016</text:p>
          </table:table-cell>
          <table:table-cell office:value-type="float" office:value="80016">
            <text:p>80016</text:p>
          </table:table-cell>
          <table:table-cell office:value-type="float" office:value="85031">
            <text:p>85031</text:p>
          </table:table-cell>
          <table:table-cell office:value-type="float" office:value="90000">
            <text:p>90000</text:p>
          </table:table-cell>
          <table:table-cell office:value-type="float" office:value="95016">
            <text:p>95016</text:p>
          </table:table-cell>
          <table:table-cell office:value-type="float" office:value="100000">
            <text:p>100000</text:p>
          </table:table-cell>
          <table:table-cell office:value-type="float" office:value="105016">
            <text:p>105016</text:p>
          </table:table-cell>
          <table:table-cell office:value-type="float" office:value="110031">
            <text:p>110031</text:p>
          </table:table-cell>
          <table:table-cell office:value-type="float" office:value="115000">
            <text:p>115000</text:p>
          </table:table-cell>
          <table:table-cell office:value-type="float" office:value="120031">
            <text:p>120031</text:p>
          </table:table-cell>
          <table:table-cell office:value-type="float" office:value="125031">
            <text:p>125031</text:p>
          </table:table-cell>
          <table:table-cell office:value-type="float" office:value="130016">
            <text:p>130016</text:p>
          </table:table-cell>
          <table:table-cell office:value-type="float" office:value="135031">
            <text:p>135031</text:p>
          </table:table-cell>
          <table:table-cell office:value-type="float" office:value="140016">
            <text:p>140016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16">
            <text:p>160016</text:p>
          </table:table-cell>
          <table:table-cell office:value-type="float" office:value="165016">
            <text:p>165016</text:p>
          </table:table-cell>
          <table:table-cell office:value-type="float" office:value="170031">
            <text:p>170031</text:p>
          </table:table-cell>
          <table:table-cell office:value-type="float" office:value="175016">
            <text:p>175016</text:p>
          </table:table-cell>
          <table:table-cell office:value-type="float" office:value="180016">
            <text:p>180016</text:p>
          </table:table-cell>
          <table:table-cell office:value-type="float" office:value="185016">
            <text:p>185016</text:p>
          </table:table-cell>
          <table:table-cell office:value-type="float" office:value="190031">
            <text:p>190031</text:p>
          </table:table-cell>
          <table:table-cell office:value-type="float" office:value="195000">
            <text:p>195000</text:p>
          </table:table-cell>
          <table:table-cell office:value-type="float" office:value="200016">
            <text:p>200016</text:p>
          </table:table-cell>
          <table:table-cell office:value-type="float" office:value="205031">
            <text:p>205031</text:p>
          </table:table-cell>
          <table:table-cell office:value-type="float" office:value="210016">
            <text:p>210016</text:p>
          </table:table-cell>
          <table:table-cell office:value-type="float" office:value="215000">
            <text:p>215000</text:p>
          </table:table-cell>
          <table:table-cell office:value-type="float" office:value="220016">
            <text:p>220016</text:p>
          </table:table-cell>
          <table:table-cell office:value-type="float" office:value="225016">
            <text:p>225016</text:p>
          </table:table-cell>
          <table:table-cell office:value-type="float" office:value="230016">
            <text:p>230016</text:p>
          </table:table-cell>
          <table:table-cell office:value-type="float" office:value="235000">
            <text:p>235000</text:p>
          </table:table-cell>
          <table:table-cell office:value-type="float" office:value="240031">
            <text:p>240031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31">
            <text:p>255031</text:p>
          </table:table-cell>
          <table:table-cell office:value-type="float" office:value="260016">
            <text:p>260016</text:p>
          </table:table-cell>
          <table:table-cell office:value-type="float" office:value="265031">
            <text:p>265031</text:p>
          </table:table-cell>
          <table:table-cell office:value-type="float" office:value="270000">
            <text:p>270000</text:p>
          </table:table-cell>
          <table:table-cell office:value-type="float" office:value="275016">
            <text:p>275016</text:p>
          </table:table-cell>
          <table:table-cell office:value-type="float" office:value="280031">
            <text:p>280031</text:p>
          </table:table-cell>
          <table:table-cell office:value-type="float" office:value="285000">
            <text:p>285000</text:p>
          </table:table-cell>
          <table:table-cell office:value-type="float" office:value="290031">
            <text:p>290031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18" table:style-name="ce1" office:value-type="float" office:value="1207.60600176364">
            <text:p>1207,60600176</text:p>
          </table:table-cell>
          <table:table-cell table:number-columns-repeated="41" table:style-name="ce1" office:value-type="float" office:value="1126.08015526144">
            <text:p>1126,08015526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12" office:value-type="float" office:value="1">
            <text:p>1</text:p>
          </table:table-cell>
          <table:table-cell table:number-columns-repeated="47" office:value-type="float" office:value="2">
            <text:p>2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>
            <draw:frame table:end-cell-address="Hoja1.G20" table:end-x="2.71cm" table:end-y="0.293cm" draw:z-index="0" draw:style-name="gr1" svg:width="21.252cm" svg:height="6.987cm" svg:x="2.13cm" svg:y="0.08cm">
              <draw:object draw:notify-on-update-of-ranges="Hoja1.A1:Hoja1.A1 Hoja1.B1:Hoja1.BH1 Hoja1.A2:Hoja1.A2 Hoja1.B2:Hoja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7:15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Cristhian Daniel Parra Trepowski</dc:creator>
    <dc:date>2007-12-26T17:15:21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6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06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1.253cm" svg:height="6.988cm" chart:class="chart:scatter" chart:style-name="ch1">
        <chart:legend chart:legend-position="end" svg:x="19.438cm" svg:y="3.187cm" chart:style-name="ch2"/>
        <chart:plot-area chart:style-name="ch3" table:cell-range-address="Hoja1.A1:Hoja1.BH2" chart:data-source-has-labels="column" svg:x="0.425cm" svg:y="0.139cm" svg:width="18.588cm" svg:height="6.5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B2:Hoja1.BH2" chart:label-cell-address="Hoja1.A2:Hoja1.A2" chart:class="chart:scatter">
            <chart:domain table:cell-range-address="Hoja1.B1:Hoja1.BH1"/>
            <chart:data-point chart:repeated="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5031">
                <text:p>5031</text:p>
              </table:table-cell>
              <table:table-cell office:value-type="float" office:value="10031">
                <text:p>10031</text:p>
              </table:table-cell>
              <table:table-cell office:value-type="float" office:value="15031">
                <text:p>15031</text:p>
              </table:table-cell>
              <table:table-cell office:value-type="float" office:value="20031">
                <text:p>20031</text:p>
              </table:table-cell>
              <table:table-cell office:value-type="float" office:value="25000">
                <text:p>25000</text:p>
              </table:table-cell>
              <table:table-cell office:value-type="float" office:value="30016">
                <text:p>30016</text:p>
              </table:table-cell>
              <table:table-cell office:value-type="float" office:value="35016">
                <text:p>35016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16">
                <text:p>50016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16">
                <text:p>65016</text:p>
              </table:table-cell>
              <table:table-cell office:value-type="float" office:value="70000">
                <text:p>70000</text:p>
              </table:table-cell>
              <table:table-cell office:value-type="float" office:value="75016">
                <text:p>75016</text:p>
              </table:table-cell>
              <table:table-cell office:value-type="float" office:value="80016">
                <text:p>80016</text:p>
              </table:table-cell>
              <table:table-cell office:value-type="float" office:value="85031">
                <text:p>85031</text:p>
              </table:table-cell>
              <table:table-cell office:value-type="float" office:value="90000">
                <text:p>90000</text:p>
              </table:table-cell>
              <table:table-cell office:value-type="float" office:value="95016">
                <text:p>95016</text:p>
              </table:table-cell>
              <table:table-cell office:value-type="float" office:value="100000">
                <text:p>100000</text:p>
              </table:table-cell>
              <table:table-cell office:value-type="float" office:value="105016">
                <text:p>105016</text:p>
              </table:table-cell>
              <table:table-cell office:value-type="float" office:value="110031">
                <text:p>110031</text:p>
              </table:table-cell>
              <table:table-cell office:value-type="float" office:value="115000">
                <text:p>115000</text:p>
              </table:table-cell>
              <table:table-cell office:value-type="float" office:value="120031">
                <text:p>120031</text:p>
              </table:table-cell>
              <table:table-cell office:value-type="float" office:value="125031">
                <text:p>125031</text:p>
              </table:table-cell>
              <table:table-cell office:value-type="float" office:value="130016">
                <text:p>130016</text:p>
              </table:table-cell>
              <table:table-cell office:value-type="float" office:value="135031">
                <text:p>135031</text:p>
              </table:table-cell>
              <table:table-cell office:value-type="float" office:value="140016">
                <text:p>140016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16">
                <text:p>160016</text:p>
              </table:table-cell>
              <table:table-cell office:value-type="float" office:value="165016">
                <text:p>165016</text:p>
              </table:table-cell>
              <table:table-cell office:value-type="float" office:value="170031">
                <text:p>170031</text:p>
              </table:table-cell>
              <table:table-cell office:value-type="float" office:value="175016">
                <text:p>175016</text:p>
              </table:table-cell>
              <table:table-cell office:value-type="float" office:value="180016">
                <text:p>180016</text:p>
              </table:table-cell>
              <table:table-cell office:value-type="float" office:value="185016">
                <text:p>185016</text:p>
              </table:table-cell>
              <table:table-cell office:value-type="float" office:value="190031">
                <text:p>190031</text:p>
              </table:table-cell>
              <table:table-cell office:value-type="float" office:value="195000">
                <text:p>195000</text:p>
              </table:table-cell>
              <table:table-cell office:value-type="float" office:value="200016">
                <text:p>200016</text:p>
              </table:table-cell>
              <table:table-cell office:value-type="float" office:value="205031">
                <text:p>205031</text:p>
              </table:table-cell>
              <table:table-cell office:value-type="float" office:value="210016">
                <text:p>210016</text:p>
              </table:table-cell>
              <table:table-cell office:value-type="float" office:value="215000">
                <text:p>215000</text:p>
              </table:table-cell>
              <table:table-cell office:value-type="float" office:value="220016">
                <text:p>220016</text:p>
              </table:table-cell>
              <table:table-cell office:value-type="float" office:value="225016">
                <text:p>225016</text:p>
              </table:table-cell>
              <table:table-cell office:value-type="float" office:value="230016">
                <text:p>230016</text:p>
              </table:table-cell>
              <table:table-cell office:value-type="float" office:value="235000">
                <text:p>235000</text:p>
              </table:table-cell>
              <table:table-cell office:value-type="float" office:value="240031">
                <text:p>240031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31">
                <text:p>255031</text:p>
              </table:table-cell>
              <table:table-cell office:value-type="float" office:value="260016">
                <text:p>260016</text:p>
              </table:table-cell>
              <table:table-cell office:value-type="float" office:value="265031">
                <text:p>265031</text:p>
              </table:table-cell>
              <table:table-cell office:value-type="float" office:value="270000">
                <text:p>270000</text:p>
              </table:table-cell>
              <table:table-cell office:value-type="float" office:value="275016">
                <text:p>275016</text:p>
              </table:table-cell>
              <table:table-cell office:value-type="float" office:value="280031">
                <text:p>280031</text:p>
              </table:table-cell>
              <table:table-cell office:value-type="float" office:value="285000">
                <text:p>285000</text:p>
              </table:table-cell>
              <table:table-cell office:value-type="float" office:value="290031">
                <text:p>290031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